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7de7" officeooo:paragraph-rsid="00047de7" style:font-weight-asian="bold" style:font-weight-complex="bold"/>
    </style:style>
    <style:style style:name="P2" style:family="paragraph" style:parent-style-name="Standard">
      <style:text-properties fo:font-weight="bold" officeooo:rsid="0006635a" officeooo:paragraph-rsid="0006635a" style:font-weight-asian="bold" style:font-weight-complex="bold"/>
    </style:style>
    <style:style style:name="P3" style:family="paragraph" style:parent-style-name="Standard">
      <style:text-properties fo:font-weight="normal" officeooo:rsid="00047de7" officeooo:paragraph-rsid="00047de7" style:font-weight-asian="normal" style:font-weight-complex="normal"/>
    </style:style>
    <style:style style:name="P4" style:family="paragraph" style:parent-style-name="Standard">
      <style:text-properties fo:font-weight="normal" officeooo:rsid="00047de7" officeooo:paragraph-rsid="0006635a" style:font-weight-asian="normal" style:font-weight-complex="normal"/>
    </style:style>
    <style:style style:name="P5" style:family="paragraph" style:parent-style-name="Standard">
      <style:text-properties fo:font-weight="normal" officeooo:rsid="0006635a" officeooo:paragraph-rsid="0006635a" style:font-weight-asian="normal" style:font-weight-complex="normal"/>
    </style:style>
    <style:style style:name="T1" style:family="text">
      <style:text-properties officeooo:rsid="00066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onepiece.fandom.com/wiki/List_of_Canon_Characters" text:style-name="Internet_20_link" text:visited-style-name="Visited_20_Internet_20_Link">https://onepiece.fandom.com/wiki/List_of_Canon_Characters</text:a></text:p>
      <text:p text:style-name="P1">https://onepiece.fandom.com/wiki/Story_Arcs#Romance_Dawn_Arc</text:p>
      <text:p text:style-name="P1"/>
      <text:p text:style-name="P2">Starting characters: Luffy, Zoro, Nami, Usopp</text:p>
      <text:p text:style-name="P1"/>
      <text:p text:style-name="P1">Romance Dawn Arc</text:p>
      <text:p text:style-name="P3">- Alvida</text:p>
      <text:p text:style-name="P3">- Koby</text:p>
      <text:p text:style-name="P3">- Helmeppo</text:p>
      <text:p text:style-name="P3">- Morgan</text:p>
      <text:p text:style-name="P3">- Shanks</text:p>
      <text:p text:style-name="P3"/>
      <text:p text:style-name="P2">Orange town arc</text:p>
      <text:p text:style-name="P3">- Benn Backman</text:p>
      <text:p text:style-name="P3">- Buggy</text:p>
      <text:p text:style-name="P3">- <text:span text:style-name="T1">Lucky Roux</text:span></text:p>
      <text:p text:style-name="P4">- <text:span text:style-name="T1">Richie</text:span></text:p>
      <text:p text:style-name="P4">- <text:span text:style-name="T1">Mohji</text:span></text:p>
      <text:p text:style-name="P4"/>
      <text:p text:style-name="P2">Syrup village arc</text:p>
      <text:p text:style-name="P5">- Usopp</text:p>
      <text:p text:style-name="P3"/>
      <text:p text:style-name="P5">Yasopp</text:p>
      <text:p text:style-name="P5">Rayleig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20:49.976117461</meta:creation-date>
    <dc:date>2023-05-01T11:42:53.906357114</dc:date>
    <meta:editing-duration>PT1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43" meta:character-count="319" meta:non-whitespace-character-count="295"/>
  </office:meta>
</office:document-meta>
</file>